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use-aware-api-gateway/</text:p>
      <text:p text:style-name="Standard">│</text:p>
      <text:p text:style-name="Standard">├── gateway/ <text:s text:c="25"/># API Gateway (Spring Boot)</text:p>
      <text:p text:style-name="Standard">│ <text:s text:c="2"/>├── src/main/java/</text:p>
      <text:p text:style-name="Standard">│ <text:s text:c="2"/>│ <text:s text:c="2"/>├── controller/</text:p>
      <text:p text:style-name="Standard">│ <text:s text:c="2"/>│ <text:s text:c="2"/>│ <text:s text:c="2"/>├── GatewayController.java <text:s text:c="6"/># Proxy requests</text:p>
      <text:p text:style-name="Standard">│ <text:s text:c="2"/>│ <text:s text:c="2"/>│ <text:s text:c="2"/>└── MetricsController.java <text:s text:c="6"/># Dashboard API</text:p>
      <text:p text:style-name="Standard">│ <text:s text:c="2"/>│ <text:s text:c="2"/>├── service/</text:p>
      <text:p text:style-name="Standard">│ <text:s text:c="2"/>│ <text:s text:c="2"/>│ <text:s text:c="2"/>├── RateLimitService.java <text:s text:c="7"/># Token bucket + sliding window</text:p>
      <text:p text:style-name="Standard">│ <text:s text:c="2"/>│ <text:s text:c="2"/>│ <text:s text:c="2"/>├── RiskScoreService.java <text:s text:c="7"/># Risk score management</text:p>
      <text:p text:style-name="Standard">│ <text:s text:c="2"/>│ <text:s text:c="2"/>│ <text:s text:c="2"/>└── KafkaProducerService.java <text:s text:c="3"/># Publish logs</text:p>
      <text:p text:style-name="Standard">│ <text:s text:c="2"/>│ <text:s text:c="2"/>├── consumer/</text:p>
      <text:p text:style-name="Standard">│ <text:s text:c="2"/>│ <text:s text:c="2"/>│ <text:s text:c="2"/>└── RiskScoreConsumer.java <text:s text:c="6"/># Consume risk updates</text:p>
      <text:p text:style-name="Standard">│ <text:s text:c="2"/>│ <text:s text:c="2"/>└── config/</text:p>
      <text:p text:style-name="Standard">│ <text:s text:c="2"/>│ <text:s text:c="6"/>├── RedisConfig.java</text:p>
      <text:p text:style-name="Standard">│ <text:s text:c="2"/>│ <text:s text:c="6"/>├── KafkaConfig.java</text:p>
      <text:p text:style-name="Standard">│ <text:s text:c="2"/>│ <text:s text:c="6"/>└── CacheConfig.java <text:s text:c="12"/># Caffeine cache</text:p>
      <text:p text:style-name="Standard">│ <text:s text:c="2"/>└── pom.xml</text:p>
      <text:p text:style-name="Standard">│</text:p>
      <text:p text:style-name="Standard">├── risk-analyzer/ <text:s text:c="19"/># Risk Analysis Consumer</text:p>
      <text:p text:style-name="Standard">│ <text:s text:c="2"/>├── src/main/java/</text:p>
      <text:p text:style-name="Standard">│ <text:s text:c="2"/>│ <text:s text:c="2"/>├── consumer/</text:p>
      <text:p text:style-name="Standard">│ <text:s text:c="2"/>│ <text:s text:c="2"/>│ <text:s text:c="2"/>└── AccessLogConsumer.java <text:s text:c="6"/># Consume access logs</text:p>
      <text:p text:style-name="Standard">│ <text:s text:c="2"/>│ <text:s text:c="2"/>├── analyzer/</text:p>
      <text:p text:style-name="Standard">│ <text:s text:c="2"/>│ <text:s text:c="2"/>│ <text:s text:c="2"/>├── SpikeDetector.java</text:p>
      <text:p text:style-name="Standard">│ <text:s text:c="2"/>│ <text:s text:c="2"/>│ <text:s text:c="2"/>├── FailedAuthDetector.java</text:p>
      <text:p text:style-name="Standard">│ <text:s text:c="2"/>│ <text:s text:c="2"/>│ <text:s text:c="2"/>├── GeoJumpDetector.java</text:p>
      <text:p text:style-name="Standard">│ <text:s text:c="2"/>│ <text:s text:c="2"/>│ <text:s text:c="2"/>├── UserAgentChurnDetector.java</text:p>
      <text:p text:style-name="Standard">│ <text:s text:c="2"/>│ <text:s text:c="2"/>│ <text:s text:c="2"/>├── EndpointScanDetector.java</text:p>
      <text:p text:style-name="Standard">│ <text:s text:c="2"/>│ <text:s text:c="2"/>│ <text:s text:c="2"/>└── RiskScoreCalculator.java</text:p>
      <text:p text:style-name="Standard">│ <text:s text:c="2"/>│ <text:s text:c="2"/>└── producer/</text:p>
      <text:p text:style-name="Standard">│ <text:s text:c="2"/>│ <text:s text:c="6"/>└── RiskScoreProducer.java <text:s text:c="6"/># Publish scores</text:p>
      <text:p text:style-name="Standard">│ <text:s text:c="2"/>└── pom.xml</text:p>
      <text:p text:style-name="Standard">│</text:p>
      <text:p text:style-name="Standard">├── product-api/ <text:s text:c="21"/># Protected Backend API</text:p>
      <text:p text:style-name="Standard">│ <text:s text:c="2"/>├── src/main/java/</text:p>
      <text:p text:style-name="Standard">│ <text:s text:c="2"/>│ <text:s text:c="2"/>├── controller/</text:p>
      <text:p text:style-name="Standard">│ <text:s text:c="2"/>│ <text:s text:c="2"/>│ <text:s text:c="2"/>├── ProductController.java</text:p>
      <text:p text:style-name="Standard">│ <text:s text:c="2"/>│ <text:s text:c="2"/>│ <text:s text:c="2"/>└── AuthController.java</text:p>
      <text:p text:style-name="Standard">│ <text:s text:c="2"/>│ <text:s text:c="2"/>├── model/</text:p>
      <text:p text:style-name="Standard">│ <text:s text:c="2"/>│ <text:s text:c="2"/>│ <text:s text:c="2"/>└── Product.java</text:p>
      <text:p text:style-name="Standard">│ <text:s text:c="2"/>│ <text:s text:c="2"/>└── repository/</text:p>
      <text:p text:style-name="Standard">│ <text:s text:c="2"/>│ <text:s text:c="6"/>└── ProductRepository.java <text:s text:c="6"/># H2 database</text:p>
      <text:p text:style-name="Standard">│ <text:s text:c="2"/>└── pom.xml</text:p>
      <text:p text:style-name="Standard">│</text:p>
      <text:p text:style-name="Standard">├── traffic-simulator/ <text:s text:c="15"/># Attack Pattern Generator</text:p>
      <text:p text:style-name="Standard">│ <text:s text:c="2"/>├── src/main/java/</text:p>
      <text:p text:style-name="Standard">│ <text:s text:c="2"/>│ <text:s text:c="2"/>├── SimulatorMain.java</text:p>
      <text:p text:style-name="Standard">│ <text:s text:c="2"/>│ <text:s text:c="2"/>├── scenarios/</text:p>
      <text:p text:style-name="Standard">│ <text:s text:c="2"/>│ <text:s text:c="2"/>│ <text:s text:c="2"/>├── BaselineTraffic.java</text:p>
      <text:p text:style-name="Standard">│ <text:s text:c="2"/>│ <text:s text:c="2"/>│ <text:s text:c="2"/>├── ScraperAttack.java</text:p>
      <text:p text:style-name="Standard">│ <text:s text:c="2"/>│ <text:s text:c="2"/>│ <text:s text:c="2"/>├── CredentialStuffing.java</text:p>
      <text:p text:style-name="Standard"><text:soft-page-break/>│ <text:s text:c="2"/>│ <text:s text:c="2"/>│ <text:s text:c="2"/>├── DDoSAttack.java</text:p>
      <text:p text:style-name="Standard">│ <text:s text:c="2"/>│ <text:s text:c="2"/>│ <text:s text:c="2"/>└── BlackFridayRush.java</text:p>
      <text:p text:style-name="Standard">│ <text:s text:c="2"/>│ <text:s text:c="2"/>└── generator/</text:p>
      <text:p text:style-name="Standard">│ <text:s text:c="2"/>│ <text:s text:c="6"/>├── UserAgentGenerator.java</text:p>
      <text:p text:style-name="Standard">│ <text:s text:c="2"/>│ <text:s text:c="6"/>└── IPAddressGenerator.java</text:p>
      <text:p text:style-name="Standard">│ <text:s text:c="2"/>└── pom.xml</text:p>
      <text:p text:style-name="Standard">│</text:p>
      <text:p text:style-name="Standard">├── dashboard/ <text:s text:c="23"/># React Dashboard</text:p>
      <text:p text:style-name="Standard">│ <text:s text:c="2"/>├── src/</text:p>
      <text:p text:style-name="Standard">│ <text:s text:c="2"/>│ <text:s text:c="2"/>├── components/</text:p>
      <text:p text:style-name="Standard">│ <text:s text:c="2"/>│ <text:s text:c="2"/>│ <text:s text:c="2"/>├── MetricsPanel.jsx</text:p>
      <text:p text:style-name="Standard">│ <text:s text:c="2"/>│ <text:s text:c="2"/>│ <text:s text:c="2"/>├── LiveRequestFeed.jsx</text:p>
      <text:p text:style-name="Standard">│ <text:s text:c="2"/>│ <text:s text:c="2"/>│ <text:s text:c="2"/>├── RiskScoreChart.jsx</text:p>
      <text:p text:style-name="Standard">│ <text:s text:c="2"/>│ <text:s text:c="2"/>│ <text:s text:c="2"/>├── RateLimitTable.jsx</text:p>
      <text:p text:style-name="Standard">│ <text:s text:c="2"/>│ <text:s text:c="2"/>│ <text:s text:c="2"/>└── SecurityEvents.jsx</text:p>
      <text:p text:style-name="Standard">│ <text:s text:c="2"/>│ <text:s text:c="2"/>├── hooks/</text:p>
      <text:p text:style-name="Standard">│ <text:s text:c="2"/>│ <text:s text:c="2"/>│ <text:s text:c="2"/>└── useGatewayMetrics.js <text:s text:c="8"/># WebSocket/polling</text:p>
      <text:p text:style-name="Standard">│ <text:s text:c="2"/>│ <text:s text:c="2"/>├── App.jsx</text:p>
      <text:p text:style-name="Standard">│ <text:s text:c="2"/>│ <text:s text:c="2"/>└── main.jsx</text:p>
      <text:p text:style-name="Standard">│ <text:s text:c="2"/>├── package.json</text:p>
      <text:p text:style-name="Standard">│ <text:s text:c="2"/>└── vite.config.js</text:p>
      <text:p text:style-name="Standard">│</text:p>
      <text:p text:style-name="Standard">├── docker-compose.yml <text:s text:c="15"/># Redis + Kafka + Zookeeper</text:p>
      <text:p text:style-name="Standard">└── README.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2:33:04.425277373</meta:creation-date>
    <dc:date>2026-02-09T12:41:04.147810509</dc:date>
    <meta:editing-duration>PT8M</meta:editing-duration>
    <meta:editing-cycles>1</meta:editing-cycles>
    <meta:document-statistic meta:table-count="0" meta:image-count="0" meta:object-count="0" meta:page-count="2" meta:paragraph-count="76" meta:word-count="349" meta:character-count="2503" meta:non-whitespace-character-count="1731"/>
    <meta:generator>LibreOffice/24.2.7.2$Linux_X86_64 LibreOffice_project/420$Build-2</meta:generator>
  </office:meta>
</office:document-meta>
</file>